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e5d6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7e5d6" officeooo:paragraph-rsid="0017e5d6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e5d6" officeooo:paragraph-rsid="0017e5d6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7e5d6" officeooo:paragraph-rsid="0017e5d6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7e5d6" officeooo:paragraph-rsid="00192b48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7e5d6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fo:font-weight="bold" officeooo:rsid="0017e5d6" officeooo:paragraph-rsid="0017e5d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e5d6" officeooo:paragraph-rsid="0017e5d6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7e5d6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b0d83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7e5d6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7e5d6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7e5d6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1b0d83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192b48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17e5d6"/>
    </style:style>
    <style:style style:name="P17" style:family="paragraph" style:parent-style-name="Standard">
      <style:paragraph-properties fo:text-align="start" style:justify-single-word="false"/>
      <style:text-properties officeooo:paragraph-rsid="0017e5d6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7e5d6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92b4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92b4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f696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80c1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7e5d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2b4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0d83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c911a" style:font-style-asian="italic" style:font-weight-asian="bold" style:font-style-complex="italic" style:font-weight-complex="bold"/>
    </style:style>
    <style:style style:name="T10" style:family="text">
      <style:text-properties officeooo:rsid="0007927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7e5d6"/>
    </style:style>
    <style:style style:name="T13" style:family="text">
      <style:text-properties officeooo:rsid="00192b48"/>
    </style:style>
    <style:style style:name="T14" style:family="text">
      <style:text-properties officeooo:rsid="001b0d83"/>
    </style:style>
    <style:style style:name="T15" style:family="text">
      <style:text-properties officeooo:rsid="001cf696"/>
    </style:style>
    <style:style style:name="T16" style:family="text">
      <style:text-properties officeooo:rsid="00080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EGNA - Progetto Concessionaria</text:p>
      <text:p text:style-name="P1"><text:tab/></text:p>
      <text:p text:style-name="P1"/>
      <text:p text:style-name="P1"/>
      <text:p text:style-name="P3">LATO DATABASE</text:p>
      <text:p text:style-name="P4">Creare un Database Concessionaria;</text:p>
      <text:p text:style-name="P4"/>
      <text:p text:style-name="P4">Creare la tabella Prodotti, con:</text:p>
      <text:p text:style-name="P19"><text:span text:style-name="T12"><text:tab/> int id, varchar categoria, varchar marca, varchar modello, </text:span><text:span text:style-name="T15">bit</text:span><text:span text:style-name="T12"> affittabile, </text:span></text:p>
      <text:p text:style-name="P5"><text:tab/> int annoImmatricolazione, int consumoMedioAKM, int capienzaSerbatoio</text:p>
      <text:p text:style-name="P4"/>
      <text:p text:style-name="P4">Creare la tabella Automobili, con:</text:p>
      <text:p text:style-name="P6"><text:tab/>int id, <text:span text:style-name="T12">int cilindrata, int velocitaMax, </text:span><text:span text:style-name="T13">int postiAuto</text:span></text:p>
      <text:p text:style-name="P6"/>
      <text:p text:style-name="P4">Creare la tabella Moto, con:</text:p>
      <text:p text:style-name="P6"><text:span text:style-name="T12"><text:tab/>int id, </text:span><text:span text:style-name="T15">bit</text:span><text:span text:style-name="T12"> passeggeri</text:span></text:p>
      <text:p text:style-name="P4"/>
      <text:p text:style-name="P4">Come si collegheranno le auto e le moto a prodotti?</text:p>
      <text:p text:style-name="P4">Assicuratevi la giusta relazione e le giuste impostazioni sulle FK.</text:p>
      <text:p text:style-name="P4">Riempite poi le 3 tabelle con dei dati</text:p>
      <text:p text:style-name="P7"/>
      <text:p text:style-name="P7"/>
      <text:p text:style-name="P7"/>
      <text:p text:style-name="P1"/>
      <text:p text:style-name="P3">LATO C#</text:p>
      <text:p text:style-name="P2"><text:span text:style-name="T12">S</text:span>fruttate il progetto Utility, come con gli esercizi precedenti</text:p>
      <text:p text:style-name="P1"><text:tab/></text:p>
      <text:p text:style-name="P1">Creare una classe <text:span text:style-name="T1">Prodotto</text:span>, figlia di Entity, con i metodi:</text:p>
      <text:list xml:id="list4249089828" text:style-name="L1">
        <text:list-item>
          <text:p text:style-name="P9"><text:span text:style-name="T5">double</text:span><text:span text:style-name="T4"> </text:span><text:span text:style-name="T6">P</text:span><text:span text:style-name="T4">rezzo()</text:span> → Calcolo a vostro piacimento in base alla categoria</text:p>
        </text:list-item>
        <text:list-item>
          <text:p text:style-name="P9"><text:span text:style-name="T4">boolean </text:span><text:span text:style-name="T6">F</text:span><text:span text:style-name="T4">amoso()</text:span> → <text:span text:style-name="T10">R</text:span>itorna <text:span text:style-name="T11">true</text:span> se la marca è: Rolls Royce, Ferrari, Ducati o Harley Davidson</text:p>
        </text:list-item>
        <text:list-item>
          <text:p text:style-name="P10"><text:span text:style-name="T4">double <text:s/></text:span><text:span text:style-name="T6">KM</text:span><text:span text:style-name="T4">Percorribili()</text:span> → <text:span text:style-name="T10">C</text:span>alcola quanti <text:span text:style-name="T10">km</text:span> posso percorrere con il carburante a disposizione</text:p>
        </text:list-item>
        <text:list-item>
          <text:p text:style-name="P9"><text:span text:style-name="T4">double </text:span><text:span text:style-name="T6">A</text:span><text:span text:style-name="T4">ffittoMensile()</text:span> → Se "affittabile" è TRUE, partendo da un prezzo di affitto pari al 40% del prezzo di vendita originale<text:span text:style-name="T12">(considerate questo prezzo come il totale annuo)</text:span>, calcolare quanto costa al mese affittare la macchina</text:p>
        </text:list-item>
        <text:list-item>
          <text:p text:style-name="P10"><text:span text:style-name="T4">int </text:span><text:span text:style-name="T6">E</text:span><text:span text:style-name="T4">ta()</text:span> → <text:span text:style-name="T10">C</text:span>alcola gli anni <text:span text:style-name="T10">trascorsi </text:span>da quando è stata immatricolata la macchina</text:p>
        </text:list-item>
      </text:list>
      <text:p text:style-name="P1"/>
      <text:p text:style-name="P1">Creare una classe <text:span text:style-name="T1">Automobile</text:span>, figlia di Prodotto, con i metodi:</text:p>
      <text:list xml:id="list4290926728" text:style-name="L2">
        <text:list-item>
          <text:p text:style-name="P11"><text:span text:style-name="T4">boolean </text:span><text:span text:style-name="T6">P</text:span><text:span text:style-name="T4">otente() </text:span>→ <text:span text:style-name="T10">R</text:span>itorna true se ciclindrata <text:span text:style-name="T10">è maggiore di</text:span> 2000 e famoso() <text:span text:style-name="T10">vale </text:span>true</text:p>
        </text:list-item>
      </text:list>
      <text:p text:style-name="P1"><text:tab/><text:tab/><text:tab/><text:tab/></text:p>
      <text:p text:style-name="P1">Creare una classe <text:span text:style-name="T1">Moto</text:span>, figlia Prodotto, con i metodi:</text:p>
      <text:list xml:id="list421218718" text:style-name="L3">
        <text:list-item>
          <text:p text:style-name="P12"><text:span text:style-name="T4">boolean </text:span><text:span text:style-name="T7">I</text:span><text:span text:style-name="T4">nCompagnia()</text:span> → <text:span text:style-name="T10">R</text:span>itorna true se può avere passeggeri e può percorrere almeno 100km</text:p>
        </text:list-item>
      </text:list>
      <text:p text:style-name="P1"/>
      <text:p text:style-name="P1"/>
      <text:p text:style-name="P1">Creare un interfaccia dove saranno salvate le firme dei metodi <text:span text:style-name="T13">CRUD </text:span>dell<text:span text:style-name="T13">e</text:span> class<text:span text:style-name="T13">i DAOProdotti,</text:span> <text:span text:style-name="T13">DAOAutomobili e DAOMoto </text:span><text:span text:style-name="T15">e i metodi scritti di seguito.</text:span></text:p>
      <text:p text:style-name="P1"/>
      <text:p text:style-name="P1"/>
      <text:p text:style-name="P1"/>
      <text:p text:style-name="P1"><text:soft-page-break/>Creare poi i seguenti metodi <text:span text:style-name="T13">nelle giuste classi DAO</text:span>:</text:p>
      <text:list xml:id="list3082230923" text:style-name="L4">
        <text:list-item>
          <text:p text:style-name="P13"><text:span text:style-name="T4">L</text:span><text:span text:style-name="T7">ist</text:span><text:span text:style-name="T4">&lt;Prodotto&gt; </text:span><text:span text:style-name="T7">L</text:span><text:span text:style-name="T4">ista</text:span><text:span text:style-name="T8">Prodotti</text:span><text:span text:style-name="T4">Vecchi() </text:span>→ Ritorna la lista dei prodotti immatricolati da almeno 8 anni</text:p>
        </text:list-item>
        <text:list-item>
          <text:p text:style-name="P13"><text:span text:style-name="T7">s</text:span><text:span text:style-name="T4">tring </text:span><text:span text:style-name="T7">M</text:span><text:span text:style-name="T4">axDistanza()</text:span> → Ritorna le schede dei mezzi che possono fare più km (Sia macchine che moto)</text:p>
        </text:list-item>
        <text:list-item>
          <text:p text:style-name="P13"><text:span text:style-name="T4">L</text:span><text:span text:style-name="T8">ist</text:span><text:span text:style-name="T4">&lt;</text:span><text:span text:style-name="T8">Automobile</text:span><text:span text:style-name="T4">&gt; </text:span><text:span text:style-name="T7">A</text:span><text:span text:style-name="T4">utoSuper()</text:span> → Ritorna tutte le auto con potente() uguale a true</text:p>
        </text:list-item>
        <text:list-item>
          <text:p text:style-name="P14"><text:span text:style-name="T8">List&lt;Moto&gt; Sportive()</text:span><text:span text:style-name="T14"> → Ritorna tutte le moto che non hanno passeggeri</text:span></text:p>
        </text:list-item>
        <text:list-item>
          <text:p text:style-name="P15"><text:span text:style-name="T4">L</text:span><text:span text:style-name="T8">ist</text:span><text:span text:style-name="T4">&lt;Prodotto&gt; </text:span><text:span text:style-name="T7">C</text:span><text:span text:style-name="T4">erca(</text:span><text:span text:style-name="T7">s</text:span><text:span text:style-name="T4">tring categoria)</text:span> → Ritorna tutti i mezzi che appartengono alla categoria cercata (ESEMPIO: cerca(“auto”) → Lista di tutte le auto a disposizione)</text:p>
        </text:list-item>
        <text:list-item>
          <text:p text:style-name="P13"><text:span text:style-name="T8">Dictionary</text:span><text:span text:style-name="T4">&lt;</text:span><text:span text:style-name="T8">s</text:span><text:span text:style-name="T4">tring,</text:span><text:span text:style-name="T8">int</text:span><text:span text:style-name="T4">&gt; frequenza() </text:span>→ Ritorna <text:span text:style-name="T14">un dictionary</text:span> <text:span text:style-name="T14">con la</text:span> frequenza per categoria (es: Moto:2, Automobile:4)</text:p>
        </text:list-item>
        <text:list-item>
          <text:p text:style-name="P13"><text:span text:style-name="T8">s</text:span><text:span text:style-name="T4">tring </text:span><text:span text:style-name="T8">C</text:span><text:span text:style-name="T4">erca</text:span><text:span text:style-name="T9">Per</text:span><text:span text:style-name="T8">Marca</text:span><text:span text:style-name="T4">(</text:span><text:span text:style-name="T8">s</text:span><text:span text:style-name="T4">tring marca)</text:span> → Ritorna le schede di tutti i mezzi della marca ricercata(sia macchine che moto)</text:p>
        </text:list-item>
        <text:list-item>
          <text:p text:style-name="P13"><text:span text:style-name="T8">s</text:span><text:span text:style-name="T4">tring </text:span><text:span text:style-name="T8">S</text:span><text:span text:style-name="T4">tampa</text:span><text:span text:style-name="T8">Liste</text:span><text:span text:style-name="T4">(L</text:span><text:span text:style-name="T8">ist</text:span><text:span text:style-name="T4">&lt;Prodotto&gt; array)</text:span> → Stampa in maniera ordinata un array di elementi di tipo Prodotto</text:p>
        </text:list-item>
        <text:list-item>
          <text:p text:style-name="P13"><text:span text:style-name="T4">L</text:span><text:span text:style-name="T8">ist</text:span><text:span text:style-name="T4">&lt;Prodotto&gt; </text:span><text:span text:style-name="T8">T</text:span><text:span text:style-name="T4">rovaSoluzione(double budgetMensile, int passeggeri)</text:span> → Ritorna una lista di mezzi che si possono affittare con il budget mensile e il numero di passeggeri passati come parametri</text:p>
        </text:list-item>
        <text:list-item>
          <text:p text:style-name="P14"><text:span text:style-name="T4">L</text:span><text:span text:style-name="T8">ist</text:span><text:span text:style-name="T4">&lt;</text:span><text:span text:style-name="T8">Automobile</text:span><text:span text:style-name="T4">&gt; </text:span><text:span text:style-name="T8">Veloci</text:span><text:span text:style-name="T4">()</text:span> → Ritorna tutte le auto con <text:span text:style-name="T14">la velocità più alta</text:span></text:p>
        </text:list-item>
      </text:list>
      <text:list xml:id="list500726687" text:style-name="L5">
        <text:list-item>
          <text:p text:style-name="P16"><text:span text:style-name="T4">L</text:span><text:span text:style-name="T8">ist</text:span><text:span text:style-name="T4">&lt;Prodotto&gt; </text:span><text:span text:style-name="T8">InO</text:span><text:span text:style-name="T4">rdin</text:span><text:span text:style-name="T8">e</text:span><text:span text:style-name="T4">()</text:span> → Ritornare la lista ordinata per prezzo dei mezzi (dal meno costoso al più caro, indipendentemente dal tipo di mezzo)</text:p>
        </text:list-item>
      </text:list>
      <text:p text:style-name="P1"/>
      <text:p text:style-name="P1"><text:span text:style-name="T16">Scrivere una classe di avvio </text:span><text:span text:style-name="T3">Program</text:span><text:span text:style-name="T16"> dove creare un menù che permetta all’utente di usare i metodi creati prima</text:span></text:p>
      <text:p text:style-name="P1"/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9T09:25:49.253000000</meta:creation-date>
    <dc:date>2024-12-17T09:23:38.261000000</dc:date>
    <meta:editing-duration>PT4M29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43" meta:word-count="491" meta:character-count="3146" meta:non-whitespace-character-count="2697"/>
  </office:meta>
</office:document-meta>
</file>